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 table:number-rows-repeated="30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6.5">
            <text:p>36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/10/2011</text:date>, <text:time>01:22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0-20T01:22:26</dc:date>
    <dc:creator>david </dc:creator>
    <meta:editing-duration>PT00H06M17S</meta:editing-duration>
    <meta:editing-cycles>6</meta:editing-cycles>
    <meta:generator>OpenOffice.org/3.2$Unix OpenOffice.org_project/320m12$Build-9483</meta:generator>
    <meta:document-statistic meta:table-count="3" meta:cell-count="24" meta:object-count="0"/>
  </office:meta>
</office:document-meta>
</file>